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Courier, monospace"/>
    <style:font-face style:name="Open Sans" svg:font-family="'Open Sans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_20_2">
      <style:text-properties fo:color="#000000" fo:background-color="#ffffff"/>
    </style:style>
    <style:style style:name="P3" style:family="paragraph" style:parent-style-name="Heading_20_2">
      <style:text-properties fo:color="#000000" officeooo:paragraph-rsid="001e4db3" fo:background-color="#ffffff"/>
    </style:style>
    <style:style style:name="P4" style:family="paragraph" style:parent-style-name="Text_20_body">
      <style:text-properties fo:color="#000000" style:font-name="Liberation Mono" officeooo:paragraph-rsid="001e4db3" fo:background-color="#ffffff"/>
    </style:style>
    <style:style style:name="P5" style:family="paragraph" style:parent-style-name="Text_20_body">
      <style:text-properties fo:color="#000000" fo:background-color="#ffffff"/>
    </style:style>
    <style:style style:name="P6" style:family="paragraph" style:parent-style-name="Text_20_body">
      <style:text-properties fo:color="#000000" officeooo:paragraph-rsid="001e4db3" fo:background-color="#ffffff"/>
    </style:style>
    <style:style style:name="P7" style:family="paragraph" style:parent-style-name="Text_20_body">
      <style:text-properties fo:color="#000000" style:font-name="Nimbus Mono PS" fo:background-color="#ffffff"/>
    </style:style>
    <style:style style:name="P8" style:family="paragraph" style:parent-style-name="Text_20_body">
      <style:text-properties fo:color="#000000" style:text-underline-style="solid" style:text-underline-width="auto" style:text-underline-color="font-color" fo:background-color="#ffffff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officeooo:paragraph-rsid="001e4db3"/>
    </style:style>
    <style:style style:name="T1" style:family="text">
      <style:text-properties style:font-name="Monaco" fo:font-size="13.5pt"/>
    </style:style>
    <style:style style:name="T2" style:family="text">
      <style:text-properties fo:color="#ffffff"/>
    </style:style>
    <style:style style:name="T3" style:family="text">
      <style:text-properties fo:color="#ffffff" style:font-name="Monaco"/>
    </style:style>
    <style:style style:name="T4" style:family="text">
      <style:text-properties fo:color="#ffffff" style:font-name="Monaco" fo:font-size="13.5pt"/>
    </style:style>
    <style:style style:name="T5" style:family="text">
      <style:text-properties fo:color="#f9ee98" style:font-name="Monaco"/>
    </style:style>
    <style:style style:name="T6" style:family="text">
      <style:text-properties fo:color="#f9ee98" style:font-name="Monaco" fo:font-size="13.5pt"/>
    </style:style>
    <style:style style:name="T7" style:family="text">
      <style:text-properties fo:font-variant="normal" fo:text-transform="none" fo:color="#0b0b0b" style:font-name="Open Sans" fo:font-size="15.7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0b0b0b" style:font-name="Open Sans" fo:font-size="15.75pt" fo:letter-spacing="normal" fo:font-style="normal" fo:font-weight="normal" fo:background-color="#ffffff" loext:char-shading-value="0"/>
    </style:style>
    <style:style style:name="T9" style:family="text">
      <style:text-properties fo:font-variant="normal" fo:text-transform="none" fo:color="#0b0b0b" style:font-name="Open Sans" fo:font-size="15.75pt" fo:letter-spacing="normal" fo:font-style="normal" fo:font-weight="bold" fo:background-color="#ffffff" loext:char-shading-value="0"/>
    </style:style>
    <style:style style:name="T10" style:family="text">
      <style:text-properties fo:font-variant="normal" fo:text-transform="none" fo:color="#0b0b0b" style:font-name="Open Sans" fo:font-size="15.75pt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11" style:family="text">
      <style:text-properties fo:font-variant="normal" fo:text-transform="none" fo:color="#0b0b0b" style:font-name="Open Sans" fo:font-size="15.75pt" fo:letter-spacing="normal" fo:font-style="normal" fo:font-weight="bold" fo:background-color="#ffffff" loext:char-shading-value="0" style:font-weight-asian="bold" style:font-weight-complex="bold"/>
    </style:style>
    <style:style style:name="T12" style:family="text">
      <style:text-properties fo:font-variant="normal" fo:text-transform="none" fo:color="#0b0b0b" style:font-name="Open Sans" fo:letter-spacing="normal" fo:font-style="normal" fo:font-weight="normal" fo:background-color="#ffffff" loext:char-shading-value="0"/>
    </style:style>
    <style:style style:name="T13" style:family="text">
      <style:text-properties fo:font-variant="normal" fo:text-transform="none" fo:color="#0b0b0b" style:font-name="Open Sans" fo:letter-spacing="normal" fo:font-style="normal" fo:font-weight="normal" fo:background-color="#ffffff" loext:char-shading-value="0" loext:padding="0in" loext:border="none"/>
    </style:style>
    <style:style style:name="T14" style:family="text">
      <style:text-properties fo:font-variant="normal" fo:text-transform="none" fo:color="#0b0b0b" style:font-name="Open Sans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15" style:family="text">
      <style:text-properties fo:font-variant="normal" fo:text-transform="none" fo:color="#0b0b0b" style:font-name="Open Sans" fo:letter-spacing="normal" fo:font-style="normal" fo:font-weight="bold" fo:background-color="#ffffff" loext:char-shading-value="0" style:font-weight-asian="bold" style:font-weight-complex="bold"/>
    </style:style>
    <style:style style:name="T16" style:family="text">
      <style:text-properties fo:font-variant="normal" fo:text-transform="none" fo:color="#0b0b0b" style:font-name="Open Sans" fo:letter-spacing="normal" fo:font-style="normal" fo:font-weight="bold" fo:background-color="#ffffff" loext:char-shading-value="0"/>
    </style:style>
    <style:style style:name="T17" style:family="text">
      <style:text-properties fo:font-variant="normal" fo:text-transform="none" fo:color="#0b0b0b" style:font-name="Open Sans" fo:font-size="2pt" fo:letter-spacing="normal" fo:font-style="normal" fo:font-weight="normal" fo:background-color="#ffffff" loext:char-shading-value="0" style:font-size-asian="2pt" style:font-size-complex="2pt"/>
    </style:style>
    <style:style style:name="T18" style:family="text">
      <style:text-properties fo:font-variant="normal" fo:text-transform="none" fo:color="#0b0b0b" style:font-name="Open Sans" fo:font-size="2pt" fo:letter-spacing="normal" fo:font-style="normal" fo:font-weight="normal" fo:background-color="#ffffff" loext:char-shading-value="0" style:font-size-asian="2pt" style:font-size-complex="2pt" loext:padding="0in" loext:border="none"/>
    </style:style>
    <style:style style:name="T19" style:family="text">
      <style:text-properties fo:font-variant="normal" fo:text-transform="none" fo:color="#0b0b0b" style:font-name="Open Sans" fo:font-size="2pt" fo:letter-spacing="normal" fo:font-style="normal" fo:font-weight="bold" fo:background-color="#ffffff" loext:char-shading-value="0" style:font-size-asian="2pt" style:font-weight-asian="bold" style:font-size-complex="2pt" style:font-weight-complex="bold" loext:padding="0in" loext:border="none"/>
    </style:style>
    <style:style style:name="T20" style:family="text">
      <style:text-properties fo:font-variant="normal" fo:text-transform="none" fo:color="#0b0b0b" style:font-name="Open Sans" fo:font-size="2pt" fo:letter-spacing="normal" fo:font-style="normal" fo:font-weight="bold" fo:background-color="#ffffff" loext:char-shading-value="0" style:font-size-asian="2pt" style:font-weight-asian="bold" style:font-size-complex="2pt" style:font-weight-complex="bold"/>
    </style:style>
    <style:style style:name="T21" style:family="text">
      <style:text-properties fo:font-variant="normal" fo:text-transform="none" fo:color="#0b0b0b" style:font-name="Open Sans" fo:font-size="2pt" fo:letter-spacing="normal" fo:font-style="normal" fo:font-weight="bold" fo:background-color="#ffffff" loext:char-shading-value="0" style:font-size-asian="2pt" style:font-size-complex="2pt"/>
    </style:style>
    <style:style style:name="T22" style:family="text">
      <style:text-properties fo:font-variant="normal" fo:text-transform="none" fo:color="#0b0b0b" style:font-name="Open Sans" fo:font-size="15pt" fo:letter-spacing="normal" fo:font-style="normal" fo:font-weight="normal" fo:background-color="#ffffff" loext:char-shading-value="0" style:font-size-asian="15pt" style:font-size-complex="15pt"/>
    </style:style>
    <style:style style:name="T23" style:family="text">
      <style:text-properties fo:font-variant="normal" fo:text-transform="none" fo:color="#0b0b0b" style:font-name="Open Sans" fo:font-size="15pt" fo:letter-spacing="normal" fo:font-style="normal" fo:font-weight="normal" fo:background-color="#ffffff" loext:char-shading-value="0" style:font-size-asian="15pt" style:font-size-complex="15pt" loext:padding="0in" loext:border="none"/>
    </style:style>
    <style:style style:name="T24" style:family="text">
      <style:text-properties fo:font-variant="normal" fo:text-transform="none" fo:color="#0b0b0b" style:font-name="Open Sans" fo:font-size="15pt" fo:letter-spacing="normal" fo:font-style="normal" fo:font-weight="bold" fo:background-color="#ffffff" loext:char-shading-value="0" style:font-size-asian="15pt" style:font-weight-asian="bold" style:font-size-complex="15pt" style:font-weight-complex="bold" loext:padding="0in" loext:border="none"/>
    </style:style>
    <style:style style:name="T25" style:family="text">
      <style:text-properties fo:font-variant="normal" fo:text-transform="none" fo:color="#0b0b0b" style:font-name="Open Sans" fo:font-size="15pt" fo:letter-spacing="normal" fo:font-style="normal" fo:font-weight="bold" fo:background-color="#ffffff" loext:char-shading-value="0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b0b0b" style:font-name="Open Sans" fo:font-size="15pt" fo:letter-spacing="normal" fo:font-style="normal" fo:font-weight="bold" fo:background-color="#ffffff" loext:char-shading-value="0" style:font-size-asian="15pt" style:font-size-complex="15pt"/>
    </style:style>
    <style:style style:name="T27" style:family="text">
      <style:text-properties fo:font-variant="normal" fo:text-transform="none" fo:color="#0b0b0b" style:font-name="Open Sans" fo:font-size="14pt" fo:letter-spacing="normal" fo:font-style="normal" fo:font-weight="normal" fo:background-color="#ffffff" loext:char-shading-value="0" style:font-size-asian="14pt" style:font-size-complex="14pt"/>
    </style:style>
    <style:style style:name="T28" style:family="text">
      <style:text-properties fo:font-variant="normal" fo:text-transform="none" fo:color="#0b0b0b" style:font-name="Open Sans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29" style:family="text">
      <style:text-properties fo:font-variant="normal" fo:text-transform="none" fo:color="#0b0b0b" style:font-name="Open Sans" fo:font-size="14pt" fo:letter-spacing="normal" fo:font-style="normal" fo:font-weight="bold" fo:background-color="#ffffff" loext:char-shading-value="0" style:font-size-asian="14pt" style:font-weight-asian="bold" style:font-size-complex="14pt" style:font-weight-complex="bold" loext:padding="0in" loext:border="none"/>
    </style:style>
    <style:style style:name="T30" style:family="text">
      <style:text-properties fo:font-variant="normal" fo:text-transform="none" fo:color="#0b0b0b" style:font-name="Open Sans" fo:font-size="14pt" fo:letter-spacing="normal" fo:font-style="normal" fo:font-weight="bold" fo:background-color="#ffffff" loext:char-shading-value="0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b0b0b" style:font-name="Open Sans" fo:font-size="14pt" fo:letter-spacing="normal" fo:font-style="normal" fo:font-weight="bold" fo:background-color="#ffffff" loext:char-shading-value="0" style:font-size-asian="14pt" style:font-size-complex="14pt"/>
    </style:style>
    <style:style style:name="T32" style:family="text">
      <style:text-properties fo:font-variant="normal" fo:text-transform="none" fo:color="#0b0b0b" style:font-name="Open Sans" fo:font-size="12pt" fo:letter-spacing="normal" fo:font-style="normal" fo:font-weight="normal" fo:background-color="#ffffff" loext:char-shading-value="0" style:font-size-asian="12pt" style:font-size-complex="12pt"/>
    </style:style>
    <style:style style:name="T33" style:family="text">
      <style:text-properties fo:font-variant="normal" fo:text-transform="none" fo:color="#0b0b0b" style:font-name="Open Sans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34" style:family="text">
      <style:text-properties fo:font-variant="normal" fo:text-transform="none" fo:color="#0b0b0b" style:font-name="Open Sans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0b0b0b" style:font-name="Open Sans" fo:font-size="12pt" fo:letter-spacing="normal" fo:font-style="normal" fo:font-weight="bold" fo:background-color="#ffffff" loext:char-shading-value="0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b0b0b" style:font-name="Open Sans" fo:font-size="12pt" fo:letter-spacing="normal" fo:font-style="normal" fo:font-weight="bold" fo:background-color="#ffffff" loext:char-shading-value="0" style:font-size-asian="12pt" style:font-size-complex="12pt"/>
    </style:style>
    <style:style style:name="T37" style:family="text">
      <style:text-properties fo:font-variant="normal" fo:text-transform="none" fo:color="#0b0b0b" fo:letter-spacing="normal" fo:background-color="#ffffff" loext:char-shading-value="0"/>
    </style:style>
    <style:style style:name="T38" style:family="text">
      <style:text-properties fo:font-variant="normal" fo:text-transform="none" fo:color="#0b0b0b" fo:font-size="2pt" fo:letter-spacing="normal" fo:background-color="#ffffff" loext:char-shading-value="0" style:font-size-asian="2pt" style:font-size-complex="2pt"/>
    </style:style>
    <style:style style:name="T39" style:family="text">
      <style:text-properties fo:font-variant="normal" fo:text-transform="none" fo:color="#0b0b0b" fo:font-size="15pt" fo:letter-spacing="normal" fo:background-color="#ffffff" loext:char-shading-value="0" style:font-size-asian="15pt" style:font-size-complex="15pt"/>
    </style:style>
    <style:style style:name="T40" style:family="text">
      <style:text-properties fo:font-variant="normal" fo:text-transform="none" fo:color="#0b0b0b" fo:font-size="14pt" fo:letter-spacing="normal" fo:background-color="#ffffff" loext:char-shading-value="0" style:font-size-asian="14pt" style:font-size-complex="14pt"/>
    </style:style>
    <style:style style:name="T41" style:family="text">
      <style:text-properties fo:font-variant="normal" fo:text-transform="none" fo:color="#0b0b0b" fo:font-size="12pt" fo:letter-spacing="normal" fo:background-color="#ffffff" loext:char-shading-value="0" style:font-size-asian="12pt" style:font-size-complex="12pt"/>
    </style:style>
    <style:style style:name="T42" style:family="text">
      <style:text-properties fo:font-variant="normal" fo:text-transform="none" fo:color="#000000" style:font-name="Open Sans" fo:font-size="15.75pt" fo:letter-spacing="normal" fo:font-style="normal" fo:font-weight="normal" fo:background-color="#ffffff" loext:char-shading-value="0" loext:padding="0in" loext:border="none"/>
    </style:style>
    <style:style style:name="T43" style:family="text">
      <style:text-properties fo:font-variant="normal" fo:text-transform="none" fo:color="#000000" style:font-name="Open Sans" fo:font-size="15.7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44" style:family="text">
      <style:text-properties fo:font-variant="normal" fo:text-transform="none" fo:color="#000000" style:font-name="Open Sans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45" style:family="text">
      <style:text-properties fo:font-variant="normal" fo:text-transform="none" fo:color="#000000" style:font-name="Open Sans" fo:font-size="2pt" fo:letter-spacing="normal" fo:font-style="normal" style:text-underline-style="solid" style:text-underline-width="auto" style:text-underline-color="font-color" fo:font-weight="normal" fo:background-color="#ffffff" loext:char-shading-value="0" style:font-size-asian="2pt" style:font-size-complex="2pt"/>
    </style:style>
    <style:style style:name="T46" style:family="text">
      <style:text-properties fo:font-variant="normal" fo:text-transform="none" fo:color="#000000" style:font-name="Open Sans" fo:font-size="15pt" fo:letter-spacing="normal" fo:font-style="normal" style:text-underline-style="solid" style:text-underline-width="auto" style:text-underline-color="font-color" fo:font-weight="normal" fo:background-color="#ffffff" loext:char-shading-value="0" style:font-size-asian="15pt" style:font-size-complex="15pt"/>
    </style:style>
    <style:style style:name="T47" style:family="text">
      <style:text-properties fo:font-variant="normal" fo:text-transform="none" fo:color="#000000" style:font-name="Open Sans" fo:font-size="14pt" fo:letter-spacing="normal" fo:font-style="normal" style:text-underline-style="solid" style:text-underline-width="auto" style:text-underline-color="font-color" fo:font-weight="normal" fo:background-color="#ffffff" loext:char-shading-value="0" style:font-size-asian="14pt" style:font-size-complex="14pt"/>
    </style:style>
    <style:style style:name="T48" style:family="text">
      <style:text-properties fo:font-variant="normal" fo:text-transform="none" fo:color="#000000" style:font-name="Open Sans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49" style:family="text">
      <style:text-properties fo:font-variant="normal" fo:text-transform="none" fo:color="#000000" style:font-name="Monaco" fo:font-size="13.5pt" fo:letter-spacing="normal" fo:font-style="normal" fo:font-weight="normal" fo:background-color="#ffffff" loext:char-shading-value="0" loext:padding="0in" loext:border="none"/>
    </style:style>
    <style:style style:name="T50" style:family="text">
      <style:text-properties fo:font-variant="normal" fo:text-transform="none" fo:color="#000000" fo:font-size="13.5pt" fo:letter-spacing="normal" fo:font-style="normal" fo:font-weight="normal" fo:background-color="#ffffff" loext:char-shading-value="0" loext:padding="0in" loext:border="none"/>
    </style:style>
    <style:style style:name="T51" style:family="text">
      <style:text-properties fo:font-variant="normal" fo:text-transform="none" fo:color="#000000" fo:font-size="15.75pt" fo:letter-spacing="normal" fo:font-style="normal" fo:font-weight="normal" fo:background-color="#ffffff" loext:char-shading-value="0" loext:padding="0in" loext:border="none"/>
    </style:style>
    <style:style style:name="T52" style:family="text">
      <style:text-properties fo:font-variant="normal" fo:text-transform="none" fo:color="#000000" fo:letter-spacing="normal" fo:font-style="normal" fo:font-weight="normal" fo:background-color="#ffffff" loext:char-shading-value="0" loext:padding="0in" loext:border="none"/>
    </style:style>
    <style:style style:name="T53" style:family="text">
      <style:text-properties fo:font-variant="normal" fo:text-transform="none" style:font-name="Monaco" fo:font-size="13.5pt" fo:letter-spacing="normal" fo:font-style="normal" fo:font-weight="normal" fo:background-color="#ffffff" loext:char-shading-value="0" loext:padding="0in" loext:border="none"/>
    </style:style>
    <style:style style:name="T54" style:family="text">
      <style:text-properties fo:font-variant="normal" fo:text-transform="none" style:font-name="Open Sans" fo:font-size="15.75pt" fo:letter-spacing="normal" fo:font-style="normal" fo:font-weight="normal" fo:background-color="#ffffff" loext:char-shading-value="0" loext:padding="0in" loext:border="none"/>
    </style:style>
    <style:style style:name="T55" style:family="text">
      <style:text-properties fo:font-variant="normal" fo:text-transform="none" fo:font-size="13.5pt" fo:letter-spacing="normal" fo:font-style="normal" fo:font-weight="normal" fo:background-color="#ffffff" loext:char-shading-value="0" loext:padding="0in" loext:border="none"/>
    </style:style>
    <style:style style:name="T56" style:family="text">
      <style:text-properties fo:font-variant="normal" fo:text-transform="none" fo:font-size="15.75pt" fo:letter-spacing="normal" fo:font-style="normal" fo:font-weight="normal" fo:background-color="#ffffff" loext:char-shading-value="0" loext:padding="0in" loext:border="none"/>
    </style:style>
    <style:style style:name="T57" style:family="text">
      <style:text-properties fo:font-variant="normal" fo:text-transform="none" fo:letter-spacing="normal" fo:font-style="normal" fo:font-weight="normal" fo:background-color="#ffffff" loext:char-shading-value="0" loext:padding="0in" loext:border="non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color="#e8ff38" style:font-name="Monaco"/>
    </style:style>
    <style:style style:name="T60" style:family="text">
      <style:text-properties fo:color="#e8ff38" style:font-name="Monaco" fo:font-size="13.5pt"/>
    </style:style>
    <style:style style:name="T61" style:family="text">
      <style:text-properties fo:color="#6ae300" style:font-name="Monaco"/>
    </style:style>
    <style:style style:name="T62" style:family="text">
      <style:text-properties fo:color="#6ae300" style:font-name="Monaco" fo:font-size="13.5pt"/>
    </style:style>
    <style:style style:name="T63" style:family="text">
      <style:text-properties fo:background-color="#ffffff" loext:char-shading-value="0"/>
    </style:style>
    <style:style style:name="T64" style:family="text">
      <style:text-properties fo:background-color="#ffffff" loext:char-shading-value="0"/>
    </style:style>
    <style:style style:name="T65" style:family="text">
      <style:text-properties fo:color="#000000" fo:background-color="#ffffff" loext:char-shading-value="0"/>
    </style:style>
    <style:style style:name="T66" style:family="text">
      <style:text-properties fo:color="#000000" fo:font-size="13pt" fo:background-color="#ffffff" loext:char-shading-value="0" style:font-size-asian="13pt" style:font-size-complex="13pt"/>
    </style:style>
    <style:style style:name="T67" style:family="text">
      <style:text-properties fo:color="#000000" fo:font-size="13pt" fo:font-style="italic" fo:background-color="#ffffff" loext:char-shading-value="0" style:font-size-asian="13pt" style:font-style-asian="italic" style:font-size-complex="13pt" style:font-style-complex="italic"/>
    </style:style>
    <style:style style:name="T68" style:family="text">
      <style:text-properties fo:color="#000000" fo:font-size="13pt" fo:font-style="italic" style:text-underline-style="solid" style:text-underline-width="auto" style:text-underline-color="font-color" fo:background-color="#ffffff" loext:char-shading-value="0" style:font-size-asian="13pt" style:font-style-asian="italic" style:font-size-complex="13pt" style:font-style-complex="italic"/>
    </style:style>
    <style:style style:name="T69" style:family="text">
      <style:text-properties fo:color="#000000" fo:font-size="13pt" style:text-underline-style="solid" style:text-underline-width="auto" style:text-underline-color="font-color" fo:background-color="#ffffff" loext:char-shading-value="0" style:font-size-asian="13pt" style:font-size-complex="13pt"/>
    </style:style>
    <style:style style:name="T70" style:family="text">
      <style:text-properties fo:color="#000000" fo:font-size="13pt" fo:font-style="normal" style:text-underline-style="solid" style:text-underline-width="auto" style:text-underline-color="font-color" fo:background-color="#ffffff" loext:char-shading-value="0" style:font-size-asian="13pt" style:font-style-asian="normal" style:font-size-complex="13pt" style:font-style-complex="normal"/>
    </style:style>
    <style:style style:name="T71" style:family="text">
      <style:text-properties fo:color="#000000" fo:font-style="normal" style:text-underline-style="solid" style:text-underline-width="auto" style:text-underline-color="font-color" fo:background-color="#ffffff" loext:char-shading-value="0" style:font-style-asian="normal" style:font-style-complex="normal"/>
    </style:style>
    <style:style style:name="T72" style:family="text">
      <style:text-properties fo:color="#000000" fo:font-size="14pt" fo:font-style="normal" style:text-underline-style="solid" style:text-underline-width="auto" style:text-underline-color="font-color" fo:background-color="#ffffff" loext:char-shading-value="0" style:font-size-asian="14pt" style:font-style-asian="normal" style:font-size-complex="14pt" style:font-style-complex="normal"/>
    </style:style>
    <style:style style:name="T73" style:family="text">
      <style:text-properties fo:color="#000000" style:font-name="Garuda" fo:font-size="14pt" fo:font-style="normal" style:text-underline-style="solid" style:text-underline-width="auto" style:text-underline-color="font-color" fo:background-color="#ffffff" loext:char-shading-value="0" style:font-size-asian="14pt" style:font-style-asian="normal" style:font-size-complex="14pt" style:font-style-complex="normal"/>
    </style:style>
    <style:style style:name="T74" style:family="text">
      <style:text-properties fo:color="#000000" style:font-name="Liberation Mono" fo:font-size="14pt" fo:font-style="normal" style:text-underline-style="solid" style:text-underline-width="auto" style:text-underline-color="font-color" fo:background-color="#ffffff" loext:char-shading-value="0" style:font-size-asian="14pt" style:font-style-asian="normal" style:font-size-complex="14pt" style:font-style-complex="normal"/>
    </style:style>
    <style:style style:name="T75" style:family="text">
      <style:text-properties fo:color="#000000" style:font-name="Liberation Sans" fo:font-size="14pt" fo:font-style="normal" style:text-underline-style="solid" style:text-underline-width="auto" style:text-underline-color="font-color" fo:background-color="#ffffff" loext:char-shading-value="0" style:font-size-asian="14pt" style:font-style-asian="normal" style:font-size-complex="14pt" style:font-style-complex="normal"/>
    </style:style>
    <style:style style:name="T76" style:family="text">
      <style:text-properties fo:color="#000000" style:font-name="Liberation Sans" fo:font-size="14pt" fo:font-style="normal" fo:background-color="#ffffff" loext:char-shading-value="0" style:font-size-asian="14pt" style:font-style-asian="normal" style:font-size-complex="14pt" style:font-style-complex="normal"/>
    </style:style>
    <style:style style:name="T77" style:family="text">
      <style:text-properties fo:color="#000000" style:font-name="Liberation Sans" fo:font-size="14pt" fo:font-style="normal" style:text-underline-style="none" fo:background-color="#ffffff" loext:char-shading-value="0" style:font-size-asian="14pt" style:font-style-asian="normal" style:font-size-complex="14pt" style:font-style-complex="normal"/>
    </style:style>
    <style:style style:name="T78" style:family="text">
      <style:text-properties fo:color="#000000" style:font-name="Nimbus Mono PS" fo:font-size="14pt" fo:font-style="normal" style:text-underline-style="solid" style:text-underline-width="auto" style:text-underline-color="font-color" fo:background-color="#ffffff" loext:char-shading-value="0" style:font-size-asian="14pt" style:font-style-asian="normal" style:font-size-complex="14pt" style:font-style-complex="normal"/>
    </style:style>
    <style:style style:name="T79" style:family="text">
      <style:text-properties fo:color="#000000" style:font-name="Abyssinica SIL" fo:font-size="14pt" fo:font-style="normal" style:text-underline-style="solid" style:text-underline-width="auto" style:text-underline-color="font-color" fo:background-color="#ffffff" loext:char-shading-value="0" style:font-size-asian="14pt" style:font-style-asian="normal" style:font-size-complex="14pt" style:font-style-complex="normal"/>
    </style:style>
    <style:style style:name="T80" style:family="text">
      <style:text-properties fo:color="#000000" fo:font-weight="bold" fo:background-color="#ffffff" loext:char-shading-value="0" style:font-weight-asian="bold" style:font-weight-complex="bold"/>
    </style:style>
    <style:style style:name="T81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82" style:family="text">
      <style:text-properties fo:color="#000000" style:text-underline-style="solid" style:text-underline-width="auto" style:text-underline-color="font-color" fo:font-weight="bold" fo:background-color="#ffffff" loext:char-shading-value="0" style:font-weight-asian="bold" style:font-weight-complex="bold"/>
    </style:style>
    <style:style style:name="T83" style:family="text">
      <style:text-properties fo:color="#000000" style:text-underline-style="none" fo:background-color="#ffffff" loext:char-shading-value="0"/>
    </style:style>
    <style:style style:name="T84" style:family="text">
      <style:text-properties fo:color="#000000" style:text-underline-style="none" fo:font-weight="bold" fo:background-color="#ffffff" loext:char-shading-value="0" style:font-weight-asian="bold" style:font-weight-complex="bold"/>
    </style:style>
    <style:style style:name="T85" style:family="text">
      <style:text-properties style:font-name="Nimbus Mono PS"/>
    </style:style>
    <text:list-style style:name="L1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/>
      <text:p text:style-name="P9"><text:span text:style-name="T77">The Ruby method </text:span><text:span text:style-name="Source_20_Text"><text:span text:style-name="T77">each</text:span></text:span><text:span text:style-name="T77"> allows you to go over a list of items, without having to keep track of the number of iterations, or having to increase some kind of counter.</text:span></text:p>
      <text:p text:style-name="P5"/>
      <text:p text:style-name="P5">It’s the Ruby way of doing “repeat until done”.</text:p>
      <text:p text:style-name="Text_20_body"><text:span text:style-name="T81">Before you can use </text:span><text:span text:style-name="Source_20_Text"><text:span text:style-name="T82">each</text:span></text:span><text:span text:style-name="T82">,</text:span><text:span text:style-name="T81"> you need a collection of items like </text:span><text:a xlink:type="simple" xlink:href="https://www.rubyguides.com/2015/05/ruby-arrays/" office:target-frame-name="_blank" xlink:show="new" text:style-name="Internet_20_link" text:visited-style-name="Visited_20_Internet_20_Link">an array</text:a><text:span text:style-name="T81">, a range or a hash.</text:span></text:p>
      <text:p text:style-name="Text_20_body"><text:span text:style-name="Strong_20_Emphasis"><text:span text:style-name="T65">For example</text:span></text:span><text:span text:style-name="T65">:</text:span></text:p>
      <text:p text:style-name="P7">numbers = [1, 3, 5, 7]</text:p>
      <text:p text:style-name="Text_20_body"><text:span text:style-name="Strong_20_Emphasis"><text:span text:style-name="T65">Then you can use each like this:</text:span></text:span></text:p>
      <text:p text:style-name="P7">numbers.each { |n| puts n }</text:p>
      <text:p text:style-name="P5">In plain English this is saying:</text:p>
      <text:p text:style-name="Text_20_body"><text:span text:style-name="T65">“For each element in </text:span><text:span text:style-name="Source_20_Text"><text:span text:style-name="T65">numbers</text:span></text:span><text:span text:style-name="T65"> print its value.”</text:span></text:p>
      <text:p text:style-name="P5">You tell the each method what to do with every item by using a block.</text:p>
      <text:p text:style-name="Text_20_body"><text:span text:style-name="T65">In this example, the whole thing after </text:span><text:span text:style-name="Source_20_Text"><text:span text:style-name="T65">each</text:span></text:span><text:span text:style-name="T65"> is a block:</text:span></text:p>
      <text:p text:style-name="P7">{ |n| puts n }</text:p>
      <text:p text:style-name="Text_20_body"><text:span text:style-name="T65">What happens is that </text:span><text:span text:style-name="Source_20_Text"><text:span text:style-name="T80">each</text:span></text:span><text:span text:style-name="T80"> </text:span><text:span text:style-name="T65">will use the </text:span><text:span text:style-name="T80">block</text:span><text:span text:style-name="T65"> once for every element in the array &amp; pass every individual element into it, so this </text:span><text:span text:style-name="Source_20_Text"><text:span text:style-name="T65">n</text:span></text:span><text:span text:style-name="T65"> is a variable that changes.</text:span></text:p>
      <text:p text:style-name="Text_20_body"><text:span text:style-name="Strong_20_Emphasis"><text:span text:style-name="T65">Remember</text:span></text:span><text:span text:style-name="T65">:</text:span></text:p>
      <text:p text:style-name="P8">The purpose of a loop is to iterate or visit ALL the elements from a list, this list can take many forms, but usually it’s an array.</text:p>
      <text:p text:style-name="P5">There are different ways to do this depending on the situation.</text:p>
      <text:p text:style-name="Text_20_body"><text:span text:style-name="T65">The most common is </text:span><text:span text:style-name="Strong_20_Emphasis"><text:span text:style-name="T65">using the each method</text:span></text:span><text:span text:style-name="T65"> because you don’t need to keep track of the current position within the list.</text:span></text:p>
      <text:p text:style-name="Text_20_body"><text:span text:style-name="T65">Ruby does the hard work for you &amp; gives you the individual elements as the </text:span><text:span text:style-name="Source_20_Text"><text:span text:style-name="T65">n</text:span></text:span><text:span text:style-name="T65"> </text:span><text:a xlink:type="simple" xlink:href="https://www.rubyguides.com/ruby-tutorial/variables/" office:target-frame-name="_blank" xlink:show="new" text:style-name="Internet_20_link" text:visited-style-name="Visited_20_Internet_20_Link">variable</text:a><text:span text:style-name="T65">, but it could be any other valid variable name that you choose.</text:span></text:p>
      <text:p text:style-name="Text_20_body"><text:span text:style-name="T65"/></text:p>
      <text:p text:style-name="Text_20_body"><text:span text:style-name="T65"/></text:p>
      <text:h text:style-name="P2" text:outline-level="2"><text:bookmark text:name="tab-con-7"/><text:soft-page-break/>Each Method With a Hash</text:h>
      <text:p text:style-name="Text_20_body"><text:span text:style-name="T83">If you want to use </text:span><text:span text:style-name="Source_20_Text"><text:span text:style-name="T84">each</text:span></text:span><text:span text:style-name="T83"> with a hash you’ll </text:span><text:span text:style-name="T81">need two parameters</text:span><text:span text:style-name="T83">, one for the </text:span><text:span text:style-name="Source_20_Text"><text:span text:style-name="T84">key</text:span></text:span><text:span text:style-name="T83"> &amp; another for the </text:span><text:span text:style-name="Source_20_Text"><text:span text:style-name="T84">value</text:span></text:span><text:span text:style-name="T83">.</text:span></text:p>
      <text:p text:style-name="P5">The rest of the syntax is the same &amp; you still need a <text:span text:style-name="T58">block</text:span>.</text:p>
      <text:p text:style-name="Text_20_body"><text:span text:style-name="Strong_20_Emphasis"><text:span text:style-name="T65">Example</text:span></text:span><text:span text:style-name="T65">:</text:span></text:p>
      <text:p text:style-name="P7">hash = { bacon: 300, coconut: 200 }</text:p>
      <text:p text:style-name="P5"><text:span text:style-name="T85">hash.each { |key,value| puts "#{key} price is #{value}" }</text:span></text:p>
      <text:h text:style-name="P2" text:outline-level="2"><text:bookmark text:name="tab-con-8"/>How to Use Each With Index</text:h>
      <text:p text:style-name="Text_20_body"><text:span text:style-name="T65">If you want to use </text:span><text:span text:style-name="Source_20_Text"><text:span text:style-name="T80">each</text:span></text:span><text:span text:style-name="T80"> </text:span><text:span text:style-name="T65">but you need the index number.</text:span></text:p>
      <text:p text:style-name="Text_20_body"><text:span text:style-name="T65">You can use the </text:span><text:a xlink:type="simple" xlink:href="https://ruby-doc.org/core-2.5.0/Enumerable.html#method-i-each_with_index" office:target-frame-name="_blank" xlink:show="new" text:style-name="Internet_20_link" text:visited-style-name="Visited_20_Internet_20_Link">each_with_index</text:a><text:span text:style-name="T65"> method:</text:span></text:p>
      <text:p text:style-name="P5">animals = ["cat", "dog", "tiger"]</text:p>
      <text:p text:style-name="P7">animals.each_with_index { |animal, idx| puts "We have a #{animal} with index #{idx}" }</text:p>
      <text:p text:style-name="P5">This allows you to loop through an array, while having access to the current index.</text:p>
      <text:p text:style-name="P5">Remember that the index starts at 0.</text:p>
      <text:h text:style-name="P3" text:outline-level="2">Range Looping</text:h>
      <text:p text:style-name="P10"><text:span text:style-name="T65">You may have noticed that when using the </text:span><text:span text:style-name="Source_20_Text"><text:span text:style-name="T80">times</text:span></text:span><text:span text:style-name="T80"> method</text:span><text:span text:style-name="T65"> it starts counting from 0.</text:span></text:p>
      <text:p text:style-name="P10"><text:span text:style-name="T65">This can be a bit inconvenient </text:span><text:span text:style-name="Strong_20_Emphasis"><text:span text:style-name="T65">if you want to start with a different number</text:span></text:span><text:span text:style-name="T65">.</text:span></text:p>
      <text:p text:style-name="P10"><text:span text:style-name="T65">You can use a</text:span><text:span text:style-name="T80"> range</text:span><text:span text:style-name="T65"> &amp; the </text:span><text:span text:style-name="Source_20_Text"><text:span text:style-name="T80">each</text:span></text:span><text:span text:style-name="T65"> method to have more control over the starting &amp; ending numbers.</text:span></text:p>
      <text:p text:style-name="P10"><text:span text:style-name="Strong_20_Emphasis"><text:span text:style-name="T65">Example</text:span></text:span><text:span text:style-name="T65">:</text:span></text:p>
      <text:p text:style-name="P4">(1..10).each { |i| puts i }</text:p>
      <text:p text:style-name="P6">This will print all the numbers from 1 to 10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Courier, monospace"/>
    <style:font-face style:name="Open Sans" svg:font-family="'Open Sans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e Ruby <text:span text:style-name="MT1">Each</text:span> Loo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9:51:44.662284241</meta:creation-date>
    <dc:date>2020-10-31T20:05:58.316968234</dc:date>
    <meta:editing-duration>PT3M21S</meta:editing-duration>
    <meta:editing-cycles>1</meta:editing-cycles>
    <meta:document-statistic meta:table-count="0" meta:image-count="0" meta:object-count="0" meta:page-count="2" meta:paragraph-count="39" meta:word-count="441" meta:character-count="2241" meta:non-whitespace-character-count="1839"/>
    <meta:generator>LibreOffice/6.4.6.2$Linux_X86_64 LibreOffice_project/40$Build-2</meta:generator>
  </office:meta>
</office:document-meta>
</file>